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paragraph-properties fo:margin-top="0cm" fo:margin-bottom="0.5cm"/>
    </style:style>
    <style:style style:name="T1" style:family="text">
      <style:text-properties fo:font-family="'Liberation Sans'" style:font-family-generic="roman" style:font-pitch="variable" fo:font-size="32pt" style:letter-kerning="true" style:font-family-asian="文泉驛微米黑" style:font-family-generic-asian="system" style:font-pitch-asian="variable" style:font-size-asian="32pt" style:font-family-complex="'Lohit Hindi'" style:font-family-generic-complex="system" style:font-pitch-complex="variable"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age 1</text:p>
          </draw:text-box>
        </draw:frame>
        <draw:frame presentation:style-name="pr2" draw:layer="layout" svg:width="25.199cm" svg:height="13.859cm" svg:x="1.4cm" svg:y="4.914cm" presentation:class="subtitle">
          <draw:text-box>
            <text:p text:style-name="P1"><text:span text:style-name="T1">ODF: Open Document Format for Office Applications (ODF)</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Page 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user-transformed="true">
          <draw:text-box>
            <text:p>Page 3</text:p>
          </draw:text-box>
        </draw:frame>
        <draw:frame presentation:style-name="pr5" draw:layer="layout" svg:width="25.199cm" svg:height="13.859cm" svg:x="1.4cm" svg:y="4.914cm" presentation:class="outline" presentation:user-transformed="true">
          <draw:text-box>
            <text:list text:style-name="L2">
              <text:list-item>
                <text:p>開放文件格式（OpenDocument Format，簡稱ODF）是一種規範，基於XML的文件格式，因應試算表、圖表、簡報和文書處理文件等電子文件而設置。</text:p>
              </text:list-item>
              <text:list-item>
                <text:p>它的規格原本由昇陽電腦開發，標準則由OASIS Open Document Format for Office Applications（OpenDocument）TC（又稱為OASIS ODF TC）所開發。</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Page 4</text:p>
          </draw:text-box>
        </draw:frame>
        <draw:frame presentation:style-name="pr5" draw:layer="layout" svg:width="25.199cm" svg:height="13.859cm" svg:x="1.4cm" svg:y="4.914cm" presentation:class="outline" presentation:user-transformed="true">
          <draw:text-box>
            <text:list text:style-name="L2">
              <text:list-item>
                <text:p>OASIS Open Document Format for Office Applications (Kurzform: OpenDocument, ODF – engl. „Offenes Dokumentformat für Büroanwendungen“) ist ein international genormter quelloffener Standard für Dateiformate von Bürodokumenten wie Texten, Tabellendokumenten, Präsentationen, Zeichnungen, Bildern und Diagrammen.</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Page 5</text:p>
          </draw:text-box>
        </draw:frame>
        <draw:frame presentation:style-name="pr5" draw:layer="layout" svg:width="25.199cm" svg:height="13.859cm" svg:x="1.4cm" svg:y="4.914cm" presentation:class="outline" presentation:user-transformed="true">
          <draw:text-box>
            <text:list text:style-name="L2">
              <text:list-item>
                <text:p>OpenDocument Format（オープンドキュメント・フォーマット、ODF, OpenDocument Format for Office Applications）とは、XMLをベースとしたオフィススイート用のファイルフォーマットである。</text:p>
              </text:list-item>
              <text:list-item>
                <text:p>構造化情報標準促進協会（OASIS）[1]、国際標準化機構（ISO）/国際電気標準会議（IEC）[2]および日本工業規格（JIS）[3]、韓国工業規格[4]、ブラジル[5]、南アフリカ[6]の標準規格に認定されている。 競合国際規格として、「ISO/IEC 29500:Office Open XML(OpenXML, OOXML) 」がある。</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Page 6</text:p>
          </draw:text-box>
        </draw:frame>
        <draw:frame presentation:style-name="pr5" draw:layer="layout" svg:width="25.199cm" svg:height="13.859cm" svg:x="1.4cm" svg:y="4.914cm" presentation:class="outline" presentation:user-transformed="true">
          <draw:text-box>
            <text:list text:style-name="L2">
              <text:list-item>
                <text:p>오픈도큐먼트(OpenDocument, OD) 또는 개방형문서(Open Document Format for Office Applications, ODF)는 스프레드시트, 차트, 프레젠테이션, 데이터베이스, 워드 프로세서를 비롯한 사무용 전자 문서를 위한 파일 형식이다.</text:p>
              </text:list-item>
              <text:list-item>
                <text:p>이 형식은 원래 오픈오피스에서 만들고 구현한 XML 파일 형식을 바탕으로, OASIS(Organization for the Advancement of Structured Information Standards) 컨소시엄이 표준화하였다. 2006년에는 국제 표준화 기구 및 국제 전기 표준 회의의 인증을 받아 ISO/IEC 26300:2006[1]으로 발표되었다. 오픈도큐먼트 표준은 개방형 표준의 정의에 부합하며, 누구나 자유롭게 표준을 열람하고 구현할 수 있다.</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Page 7</text:p>
          </draw:text-box>
        </draw:frame>
        <draw:frame presentation:style-name="pr5" draw:layer="layout" svg:width="25.199cm" svg:height="13.859cm" svg:x="1.4cm" svg:y="4.914cm" presentation:class="outline" presentation:user-transformed="true">
          <draw:text-box>
            <text:list text:style-name="L2">
              <text:list-item>
                <text:p>نسق المستند المفتوح (بالإنجليزية: odf) هو أحد تنسيقات الملفات المستخدمة في الكمبيوتر وقد صمم هذا النوع بشكل أساسي، كمعيار موحد لحفظ الوثائق والنصوص المكتوبة </text:p>
              </text:list-item>
              <text:list-item>
                <text:p>باستخدام البرامج المكتبية أهمها برنامج أوبن أوفيس مفتوح المصدر، وهي مختصر لوثيقة مفتوحة التنسيق (OpenDocument Format)</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p>Page 8</text:p>
          </draw:text-box>
        </draw:frame>
        <draw:frame presentation:style-name="pr5" draw:layer="layout" svg:width="25.199cm" svg:height="13.859cm" svg:x="1.4cm" svg:y="4.914cm" presentation:class="outline" presentation:user-transformed="true">
          <draw:text-box>
            <text:list text:style-name="L2">
              <text:list-item>
                <text:p>OpenDocument est un format ouvert de données pour les applications bureautiques : traitements de texte, tableurs, présentations, diagrammes, dessins et base de données bureautique. OpenDocument est la désignation d'usage d'une norme dont l'appellation officielle est OASIS Open Document Format for Office Applications, également abrégée par le sigle ODF.</text:p>
              </text:list-item>
              <text:list-item>
                <text:p>La spécification OpenDocument s'est très largement inspirée du format créé pour les premières versions de la suite bureautique libre OpenOffice.org. Les deux formats sont en effet fondamentalement similaires, tant par leur structure générale que par la liste des objets documentaires qu'ils permettent de représenter.</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Page 9</text:p>
          </draw:text-box>
        </draw:frame>
        <draw:frame presentation:style-name="pr5" draw:layer="layout" svg:width="25.199cm" svg:height="13.859cm" svg:x="1.4cm" svg:y="4.914cm" presentation:class="outline" presentation:user-transformed="true">
          <draw:text-box>
            <text:list text:style-name="L2">
              <text:list-item>
                <text:p>OpenDocument Format (ODF, съкратено от OASIS Open Document Format for Office Application - отворен формат за документи на офисни приложения) e отворен формат за файлове на документи за съхранение и обмяна на редактируеми офисни документи, в това число и текстови документи (такива като бележки, отчети и книги), електронни таблици, рисунки, бази данни, презентации.</text:p>
              </text:list-item>
              <text:list-item>
                <text:p>Стандартът е разработен от индустриалното съобщество OASIS и се основава на XML-формат, първоначално създаден от OpenOffice.org. На 1 май 2006 година е приет като международен стандарт ISO/IEC 26300.</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user-transformed="true">
          <draw:text-box>
            <text:p>Page 10</text:p>
          </draw:text-box>
        </draw:frame>
        <draw:frame presentation:style-name="pr5" draw:layer="layout" svg:width="25.199cm" svg:height="13.859cm" svg:x="1.4cm" svg:y="4.914cm" presentation:class="outline" presentation:user-transformed="true">
          <draw:text-box>
            <text:list text:style-name="L2">
              <text:list-item>
                <text:p>قالب سند باز برای برنامه‌های اداری (که با نام سند باز یا ODF شناخته می‌شود)، یک قالب پرونده مبتنی بر XML (اکس‌ام‌ال)</text:p>
              </text:list-item>
              <text:list-item>
                <text:p>برای اسناد صفحه گسترده، نمودار، و واژه‌پرداز می‌باشد.</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Page 11</text:p>
          </draw:text-box>
        </draw:frame>
        <draw:frame presentation:style-name="pr5" draw:layer="layout" svg:width="25.199cm" svg:height="13.859cm" svg:x="1.4cm" svg:y="4.914cm" presentation:class="outline" presentation:user-transformed="true">
          <draw:text-box>
            <text:list text:style-name="L2">
              <text:list-item>
                <text:p>OpenDocument הוא פורמט קובץ פתוח המשמש לשמירת קובצי מסמכים משרדיים כגון קבוצי טקסט, גליונות אלקטרוניים, מצגות, איורים, </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Page 12</text:p>
          </draw:text-box>
        </draw:frame>
        <draw:frame presentation:style-name="pr5" draw:layer="layout" svg:width="25.199cm" svg:height="13.859cm" svg:x="1.4cm" svg:y="4.914cm" presentation:class="outline" presentation:user-transformed="true">
          <draw:text-box>
            <text:list text:style-name="L2">
              <text:list-item>
                <text:p>OpenDocument (znany również jako ODF oraz ISO/IEC 26300, pełna nazwa: Open Document Format for Office Applications) to otwarty standard ISO formatu plików pakietów biurowych. Obejmuje dokumenty tekstowe, arkusze kalkulacyjne, wykresy i prezentacje multimedialne. Pierwsza wersja formatu bazowała na XML-owym formacie pakietu OpenOffice.org. Obecnie OpenDocument jest rozwijany przez niezależną organizację OASIS (Organization for the Advancement of Structured Information Standards).</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user-transformed="true">
          <draw:text-box>
            <text:p>Page 13</text:p>
          </draw:text-box>
        </draw:frame>
        <draw:frame presentation:style-name="pr5" draw:layer="layout" svg:width="25.199cm" svg:height="13.859cm" svg:x="1.4cm" svg:y="4.914cm" presentation:class="outline" presentation:user-transformed="true">
          <draw:text-box>
            <text:list text:style-name="L2">
              <text:list-item>
                <text:p>De OpenDocument-indeling (ODF), oftewel het OASIS Open Document Format for Office Applications, is een open standaard voor het bewaren en/of uitwisselen van tekstbestanden, rekenbladen, grafieken en presentaties. De OpenDocument-standaard werd ontwikkeld door het OASIS-consortium, vanuit de XML-gebaseerde bestandsindeling van OpenOffice.org.</text:p>
              </text:list-item>
              <text:list-item>
                <text:p>OpenDocument is sinds 11 november 2006 een officieel door de ISO gepubliceerde standaard. Deze officiële standaard 26300:2007[1] kan voor ongeveer 225 euro worden aangeschaft op de NEN-website. Een onofficiële, niet-ISO-, maar verder identieke, gratis versie kan worden gevonden op de website van OASIS.</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Page 14</text:p>
          </draw:text-box>
        </draw:frame>
        <draw:frame presentation:style-name="pr5" draw:layer="layout" svg:width="25.199cm" svg:height="13.859cm" svg:x="1.4cm" svg:y="4.914cm" presentation:class="outline" presentation:user-transformed="true">
          <draw:text-box>
            <text:list text:style-name="L2">
              <text:list-item>
                <text:p>开放文档格式（OpenDocument Format，简称ODF）是一种规范，基于XML的文件格式，因应试算表、图表、演示稿和文字处理文件等电子文件而设置。</text:p>
              </text:list-item>
              <text:list-item>
                <text:p>它的规格原本由太阳微系统开发，标准则由OASIS Open Document Format for Office Applications（OpenDocument）TC（又称为OASIS ODF TC）[2]所开发。</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user-transformed="true">
          <draw:text-box>
            <text:p>Page 15</text:p>
          </draw:text-box>
        </draw:frame>
        <draw:frame presentation:style-name="pr5" draw:layer="layout" svg:width="25.199cm" svg:height="13.859cm" svg:x="1.4cm" svg:y="4.914cm" presentation:class="outline" presentation:user-transformed="true">
          <draw:text-box>
            <text:list text:style-name="L2">
              <text:list-item>
                <text:p>A nu se confunda cu Office Open XML (alt format XML de documente), Open Document Architecture, un format de documente standard ISO lansat cu ceva timp în urmă sau cu Fundația OpenDocument care are legătură totuși cu formatul OpenDocument.</text:p>
              </text:list-item>
              <text:list-item>
                <text:p>Formatul OpenDocument (ODF) este un format de fișiere pentru documentele de birou scrise în format electronic, cum sunt foile de calcul, diagramele, prezentările de diapozitive și documentele create de procesatoare de text. Traducerea cuvântului open document din engleză în română este document deschis, traducere ce definește însuși formatul.</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p>Page 16</text:p>
          </draw:text-box>
        </draw:frame>
        <draw:frame presentation:style-name="pr5" draw:layer="layout" svg:width="25.199cm" svg:height="13.859cm" svg:x="1.4cm" svg:y="4.914cm" presentation:class="outline" presentation:user-transformed="true">
          <draw:text-box>
            <text:list text:style-name="L2">
              <text:list-item>
                <text:p>Формат OpenDocument (ODF) је формат датотека за електронске канцеларијске документе као што су табеларни прорачуни (spreadsheet), графикони, презентације и документи текстуалног садржаја.</text:p>
              </text:list-item>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presentation:user-transformed="true">
          <draw:text-box>
            <text:p>Page 1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age 1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presentation:user-transformed="true">
          <draw:text-box>
            <text:p>Page 1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presentation:user-transformed="true">
          <draw:text-box>
            <text:p>Page 2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presentation:user-transformed="true">
          <draw:text-box>
            <text:p>Page 2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presentation:user-transformed="true">
          <draw:text-box>
            <text:p>Page 2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presentation:user-transformed="true">
          <draw:text-box>
            <text:p>Page 2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presentation:user-transformed="true">
          <draw:text-box>
            <text:p>Page 2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presentation:user-transformed="true">
          <draw:text-box>
            <text:p>Page 2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user-transformed="true">
          <draw:text-box>
            <text:p>Page 2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presentation:user-transformed="true">
          <draw:text-box>
            <text:p>Page 2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user-transformed="true">
          <draw:text-box>
            <text:p>Page 2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presentation:user-transformed="true">
          <draw:text-box>
            <text:p>Page 2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presentation:user-transformed="true">
          <draw:text-box>
            <text:p>Page 3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presentation:user-transformed="true">
          <draw:text-box>
            <text:p>Page 3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presentation:user-transformed="true">
          <draw:text-box>
            <text:p>Page 3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presentation:user-transformed="true">
          <draw:text-box>
            <text:p>Page 3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presentation:user-transformed="true">
          <draw:text-box>
            <text:p>Page 3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user-transformed="true">
          <draw:text-box>
            <text:p>Page 3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presentation:user-transformed="true">
          <draw:text-box>
            <text:p>Page 3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presentation:user-transformed="true">
          <draw:text-box>
            <text:p>Page 3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presentation:user-transformed="true">
          <draw:text-box>
            <text:p>Page 3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presentation:user-transformed="true">
          <draw:text-box>
            <text:p>Page 3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presentation:user-transformed="true">
          <draw:text-box>
            <text:p>Page 4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presentation:user-transformed="true">
          <draw:text-box>
            <text:p>Page 4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presentation:user-transformed="true">
          <draw:text-box>
            <text:p>Page 4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2" presentation:class="page"/>
          <draw:frame presentation:style-name="pr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presentation:user-transformed="true">
          <draw:text-box>
            <text:p>Page 4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3" presentation:class="page"/>
          <draw:frame presentation:style-name="pr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presentation:user-transformed="true">
          <draw:text-box>
            <text:p>Page 4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presentation:user-transformed="true">
          <draw:text-box>
            <text:p>Page 4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presentation:user-transformed="true">
          <draw:text-box>
            <text:p>Page 4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6" presentation:class="page"/>
          <draw:frame presentation:style-name="pr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presentation:user-transformed="true">
          <draw:text-box>
            <text:p>Page 4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presentation:user-transformed="true">
          <draw:text-box>
            <text:p>Page 4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8" presentation:class="page"/>
          <draw:frame presentation:style-name="pr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presentation:user-transformed="true">
          <draw:text-box>
            <text:p>Page 4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presentation:user-transformed="true">
          <draw:text-box>
            <text:p>Page 5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0" presentation:class="page"/>
          <draw:frame presentation:style-name="pr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user-transformed="true">
          <draw:text-box>
            <text:p>Page 5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1" presentation:class="page"/>
          <draw:frame presentation:style-name="pr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presentation:user-transformed="true">
          <draw:text-box>
            <text:p>Page 5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2" presentation:class="page"/>
          <draw:frame presentation:style-name="pr6"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layer="layout" svg:width="25.199cm" svg:height="3.506cm" svg:x="1.4cm" svg:y="0.837cm" presentation:class="title" presentation:user-transformed="true">
          <draw:text-box>
            <text:p>Page 5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3" presentation:class="page"/>
          <draw:frame presentation:style-name="pr6"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25.199cm" svg:height="3.506cm" svg:x="1.4cm" svg:y="0.837cm" presentation:class="title" presentation:user-transformed="true">
          <draw:text-box>
            <text:p>Page 5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4" presentation:class="page"/>
          <draw:frame presentation:style-name="pr6"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presentation:user-transformed="true">
          <draw:text-box>
            <text:p>Page 5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5" presentation:class="page"/>
          <draw:frame presentation:style-name="pr6"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presentation:user-transformed="true">
          <draw:text-box>
            <text:p>Page 5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6" presentation:class="page"/>
          <draw:frame presentation:style-name="pr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presentation:user-transformed="true">
          <draw:text-box>
            <text:p>Page 5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7" presentation:class="page"/>
          <draw:frame presentation:style-name="pr6"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presentation:user-transformed="true">
          <draw:text-box>
            <text:p>Page 5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8" presentation:class="page"/>
          <draw:frame presentation:style-name="pr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presentation:user-transformed="true">
          <draw:text-box>
            <text:p>Page 5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59" presentation:class="page"/>
          <draw:frame presentation:style-name="pr6"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presentation:user-transformed="true">
          <draw:text-box>
            <text:p>Page 6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0" presentation:class="page"/>
          <draw:frame presentation:style-name="pr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presentation:user-transformed="true">
          <draw:text-box>
            <text:p>Page 6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presentation:user-transformed="true">
          <draw:text-box>
            <text:p>Page 6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presentation:user-transformed="true">
          <draw:text-box>
            <text:p>Page 6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presentation:user-transformed="true">
          <draw:text-box>
            <text:p>Page 6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presentation:user-transformed="true">
          <draw:text-box>
            <text:p>Page 6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5" presentation:class="page"/>
          <draw:frame presentation:style-name="pr6"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presentation:user-transformed="true">
          <draw:text-box>
            <text:p>Page 6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6" presentation:class="page"/>
          <draw:frame presentation:style-name="pr6"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presentation:user-transformed="true">
          <draw:text-box>
            <text:p>Page 6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7" presentation:class="page"/>
          <draw:frame presentation:style-name="pr6"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presentation:user-transformed="true">
          <draw:text-box>
            <text:p>Page 6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8" presentation:class="page"/>
          <draw:frame presentation:style-name="pr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presentation:user-transformed="true">
          <draw:text-box>
            <text:p>Page 6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69" presentation:class="page"/>
          <draw:frame presentation:style-name="pr6"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presentation:user-transformed="true">
          <draw:text-box>
            <text:p>Page 7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0" presentation:class="page"/>
          <draw:frame presentation:style-name="pr6"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presentation:user-transformed="true">
          <draw:text-box>
            <text:p>Page 7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1" presentation:class="page"/>
          <draw:frame presentation:style-name="pr6"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presentation:user-transformed="true">
          <draw:text-box>
            <text:p>Page 7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2" presentation:class="page"/>
          <draw:frame presentation:style-name="pr6"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presentation:user-transformed="true">
          <draw:text-box>
            <text:p>Page 7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3" presentation:class="page"/>
          <draw:frame presentation:style-name="pr6"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presentation:user-transformed="true">
          <draw:text-box>
            <text:p>Page 7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4" presentation:class="page"/>
          <draw:frame presentation:style-name="pr6"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presentation:user-transformed="true">
          <draw:text-box>
            <text:p>Page 7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5" presentation:class="page"/>
          <draw:frame presentation:style-name="pr6"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presentation:user-transformed="true">
          <draw:text-box>
            <text:p>Page 7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6" presentation:class="page"/>
          <draw:frame presentation:style-name="pr6"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presentation:user-transformed="true">
          <draw:text-box>
            <text:p>Page 7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7" presentation:class="page"/>
          <draw:frame presentation:style-name="pr6"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presentation:user-transformed="true">
          <draw:text-box>
            <text:p>Page 7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8" presentation:class="page"/>
          <draw:frame presentation:style-name="pr6"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presentation:user-transformed="true">
          <draw:text-box>
            <text:p>Page 7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79" presentation:class="page"/>
          <draw:frame presentation:style-name="pr6"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presentation:user-transformed="true">
          <draw:text-box>
            <text:p>Page 8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0" presentation:class="page"/>
          <draw:frame presentation:style-name="pr6"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presentation:user-transformed="true">
          <draw:text-box>
            <text:p>Page 8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1" presentation:class="page"/>
          <draw:frame presentation:style-name="pr6"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presentation:user-transformed="true">
          <draw:text-box>
            <text:p>Page 8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2" presentation:class="page"/>
          <draw:frame presentation:style-name="pr6"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layer="layout" svg:width="25.199cm" svg:height="3.506cm" svg:x="1.4cm" svg:y="0.837cm" presentation:class="title" presentation:user-transformed="true">
          <draw:text-box>
            <text:p>Page 8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3" presentation:class="page"/>
          <draw:frame presentation:style-name="pr6"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presentation:user-transformed="true">
          <draw:text-box>
            <text:p>Page 8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4" presentation:class="page"/>
          <draw:frame presentation:style-name="pr6"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presentation:user-transformed="true">
          <draw:text-box>
            <text:p>Page 8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5" presentation:class="page"/>
          <draw:frame presentation:style-name="pr6"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presentation:user-transformed="true">
          <draw:text-box>
            <text:p>Page 8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6" presentation:class="page"/>
          <draw:frame presentation:style-name="pr6"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presentation:user-transformed="true">
          <draw:text-box>
            <text:p>Page 8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7" presentation:class="page"/>
          <draw:frame presentation:style-name="pr6"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4" draw:layer="layout" svg:width="25.199cm" svg:height="3.506cm" svg:x="1.4cm" svg:y="0.837cm" presentation:class="title" presentation:user-transformed="true">
          <draw:text-box>
            <text:p>Page 8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8" presentation:class="page"/>
          <draw:frame presentation:style-name="pr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presentation:user-transformed="true">
          <draw:text-box>
            <text:p>Page 8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89" presentation:class="page"/>
          <draw:frame presentation:style-name="pr6"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presentation:user-transformed="true">
          <draw:text-box>
            <text:p>Page 9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0" presentation:class="page"/>
          <draw:frame presentation:style-name="pr6"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presentation:user-transformed="true">
          <draw:text-box>
            <text:p>Page 9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1" presentation:class="page"/>
          <draw:frame presentation:style-name="pr6"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presentation:user-transformed="true">
          <draw:text-box>
            <text:p>Page 9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2" presentation:class="page"/>
          <draw:frame presentation:style-name="pr6"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presentation:user-transformed="true">
          <draw:text-box>
            <text:p>Page 9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3" presentation:class="page"/>
          <draw:frame presentation:style-name="pr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4" draw:layer="layout" svg:width="25.199cm" svg:height="3.506cm" svg:x="1.4cm" svg:y="0.837cm" presentation:class="title" presentation:user-transformed="true">
          <draw:text-box>
            <text:p>Page 9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4" presentation:class="page"/>
          <draw:frame presentation:style-name="pr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presentation:user-transformed="true">
          <draw:text-box>
            <text:p>Page 9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5" presentation:class="page"/>
          <draw:frame presentation:style-name="pr6"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presentation:user-transformed="true">
          <draw:text-box>
            <text:p>Page 9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6" presentation:class="page"/>
          <draw:frame presentation:style-name="pr6"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presentation:user-transformed="true">
          <draw:text-box>
            <text:p>Page 9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7" presentation:class="page"/>
          <draw:frame presentation:style-name="pr6"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presentation:user-transformed="true">
          <draw:text-box>
            <text:p>Page 9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98" presentation:class="page"/>
          <draw:frame presentation:style-name="pr6"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presentation:user-transformed="true">
          <draw:text-box>
            <text:p>Page 99</text:p>
          </draw:text-box>
        </draw:frame>
        <draw:frame presentation:style-name="pr5" draw:layer="layout" svg:width="25.199cm" svg:height="13.859cm" svg:x="1.4cm" svg:y="4.914cm" presentation:class="outline" presentation:user-transformed="true">
          <draw:text-box>
            <text:list text:style-name="L2">
              <text:list-item>
                <text:p>The most common filename extensions used for OpenDocument documents are:</text:p>
                <text:list>
                  <text:list-item>
                    <text:p>.odt and .fodt for word processing (text) documents</text:p>
                  </text:list-item>
                  <text:list-item>
                    <text:p>.ods and .fods for spreadsheets</text:p>
                  </text:list-item>
                  <text:list-item>
                    <text:p>.odp and .fodp for presentations</text:p>
                  </text:list-item>
                  <text:list-item>
                    <text:p>.odb for databases</text:p>
                  </text:list-item>
                  <text:list-item>
                    <text:p>.odg and .fodg for graphics</text:p>
                  </text:list-item>
                  <text:list-item>
                    <text:p>.odf for formulae, mathematical equations</text:p>
                  </text:list-item>
                </text:list>
              </text:list-item>
            </text:list>
          </draw:text-box>
        </draw:frame>
        <presentation:notes draw:style-name="dp2">
          <draw:page-thumbnail draw:style-name="gr1" draw:layer="layout" svg:width="13.968cm" svg:height="10.476cm" svg:x="3.81cm" svg:y="2.123cm" draw:page-number="99" presentation:class="page"/>
          <draw:frame presentation:style-name="pr6"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presentation:user-transformed="true">
          <draw:text-box>
            <text:p>Page 10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00" presentation:class="page"/>
          <draw:frame presentation:style-name="pr6"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presentation:user-transformed="true">
          <draw:text-box>
            <text:p>Page 101</text:p>
          </draw:text-box>
        </draw:frame>
        <draw:frame presentation:style-name="pr5" draw:layer="layout" svg:width="25.199cm" svg:height="13.859cm" svg:x="1.4cm" svg:y="4.914cm" presentation:class="outline">
          <draw:text-box>
            <text:list text:style-name="L2">
              <text:list-item>
                <text:p>The most common filename extensions used for OpenDocument documents are:</text:p>
                <text:list>
                  <text:list-item>
                    <text:p>.odt and .fodt for word processing (text) documents</text:p>
                  </text:list-item>
                  <text:list-item>
                    <text:p>.ods and .fods for spreadsheets</text:p>
                  </text:list-item>
                  <text:list-item>
                    <text:p>.odp and .fodp for presentations</text:p>
                  </text:list-item>
                  <text:list-item>
                    <text:p>.odb for databases</text:p>
                  </text:list-item>
                  <text:list-item>
                    <text:p>.odg and .fodg for graphics</text:p>
                  </text:list-item>
                  <text:list-item>
                    <text:p>.odf for formulae, mathematical equations</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presentation:user-transformed="true">
          <draw:text-box>
            <text:p>Page 10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02" presentation:class="page"/>
          <draw:frame presentation:style-name="pr6"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presentation:user-transformed="true">
          <draw:text-box>
            <text:p>Page 103</text:p>
          </draw:text-box>
        </draw:frame>
        <draw:frame presentation:style-name="pr5" draw:layer="layout" svg:width="25.199cm" svg:height="13.859cm" svg:x="1.4cm" svg:y="4.914cm" presentation:class="outline" presentation:user-transformed="true">
          <draw:text-box>
            <text:list text:style-name="L2">
              <text:list-item>
                <text:p>開放文件格式（OpenDocument Format，簡稱ODF）是一種規範，基於XML的文件格式，因應試算表、圖表、簡報和文書處理文件等電子文件而設置。</text:p>
              </text:list-item>
              <text:list-item>
                <text:p>它的規格原本由昇陽電腦開發，標準則由OASIS Open Document Format for Office Applications（OpenDocument）TC（又稱為OASIS ODF TC）所開發。</text:p>
              </text:list-item>
            </text:list>
          </draw:text-box>
        </draw:frame>
        <presentation:notes draw:style-name="dp2">
          <draw:page-thumbnail draw:style-name="gr1" draw:layer="layout" svg:width="13.968cm" svg:height="10.476cm" svg:x="3.81cm" svg:y="2.123cm" draw:page-number="103" presentation:class="page"/>
          <draw:frame presentation:style-name="pr6"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25.199cm" svg:height="3.506cm" svg:x="1.4cm" svg:y="0.837cm" presentation:class="title" presentation:user-transformed="true">
          <draw:text-box>
            <text:p>Page 104</text:p>
          </draw:text-box>
        </draw:frame>
        <draw:frame presentation:style-name="pr5" draw:layer="layout" svg:width="25.199cm" svg:height="13.859cm" svg:x="1.4cm" svg:y="4.914cm" presentation:class="outline" presentation:user-transformed="true">
          <draw:text-box>
            <text:list text:style-name="L2">
              <text:list-item>
                <text:p>OASIS Open Document Format for Office Applications (Kurzform: OpenDocument, ODF – engl. „Offenes Dokumentformat für Büroanwendungen“) ist ein international genormter quelloffener Standard für Dateiformate von Bürodokumenten wie Texten, Tabellendokumenten, Präsentationen, Zeichnungen, Bildern und Diagrammen.</text:p>
              </text:list-item>
            </text:list>
          </draw:text-box>
        </draw:frame>
        <presentation:notes draw:style-name="dp2">
          <draw:page-thumbnail draw:style-name="gr1" draw:layer="layout" svg:width="13.968cm" svg:height="10.476cm" svg:x="3.81cm" svg:y="2.123cm" draw:page-number="104" presentation:class="page"/>
          <draw:frame presentation:style-name="pr6"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25.199cm" svg:height="3.506cm" svg:x="1.4cm" svg:y="0.837cm" presentation:class="title" presentation:user-transformed="true">
          <draw:text-box>
            <text:p>Page 105</text:p>
          </draw:text-box>
        </draw:frame>
        <draw:frame presentation:style-name="pr5" draw:layer="layout" svg:width="25.199cm" svg:height="13.859cm" svg:x="1.4cm" svg:y="4.914cm" presentation:class="outline" presentation:user-transformed="true">
          <draw:text-box>
            <text:list text:style-name="L2">
              <text:list-item>
                <text:p>OpenDocument Format（オープンドキュメント・フォーマット、ODF, OpenDocument Format for Office Applications）とは、XMLをベースとしたオフィススイート用のファイルフォーマットである。</text:p>
              </text:list-item>
              <text:list-item>
                <text:p>構造化情報標準促進協会（OASIS）[1]、国際標準化機構（ISO）/国際電気標準会議（IEC）[2]および日本工業規格（JIS）[3]、韓国工業規格[4]、ブラジル[5]、南アフリカ[6]の標準規格に認定されている。 競合国際規格として、「ISO/IEC 29500:Office Open XML(OpenXML, OOXML) 」がある。</text:p>
              </text:list-item>
            </text:list>
          </draw:text-box>
        </draw:frame>
        <presentation:notes draw:style-name="dp2">
          <draw:page-thumbnail draw:style-name="gr1" draw:layer="layout" svg:width="13.968cm" svg:height="10.476cm" svg:x="3.81cm" svg:y="2.123cm" draw:page-number="105" presentation:class="page"/>
          <draw:frame presentation:style-name="pr6"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presentation:user-transformed="true">
          <draw:text-box>
            <text:p>Page 106</text:p>
          </draw:text-box>
        </draw:frame>
        <draw:frame presentation:style-name="pr5" draw:layer="layout" svg:width="25.199cm" svg:height="13.859cm" svg:x="1.4cm" svg:y="4.914cm" presentation:class="outline" presentation:user-transformed="true">
          <draw:text-box>
            <text:list text:style-name="L2">
              <text:list-item>
                <text:p>오픈도큐먼트(OpenDocument, OD) 또는 개방형문서(Open Document Format for Office Applications, ODF)는 스프레드시트, 차트, 프레젠테이션, 데이터베이스, 워드 프로세서를 비롯한 사무용 전자 문서를 위한 파일 형식이다.</text:p>
              </text:list-item>
              <text:list-item>
                <text:p>이 형식은 원래 오픈오피스에서 만들고 구현한 XML 파일 형식을 바탕으로, OASIS(Organization for the Advancement of Structured Information Standards) 컨소시엄이 표준화하였다. 2006년에는 국제 표준화 기구 및 국제 전기 표준 회의의 인증을 받아 ISO/IEC 26300:2006[1]으로 발표되었다. 오픈도큐먼트 표준은 개방형 표준의 정의에 부합하며, 누구나 자유롭게 표준을 열람하고 구현할 수 있다.</text:p>
              </text:list-item>
            </text:list>
          </draw:text-box>
        </draw:frame>
        <presentation:notes draw:style-name="dp2">
          <draw:page-thumbnail draw:style-name="gr1" draw:layer="layout" svg:width="13.968cm" svg:height="10.476cm" svg:x="3.81cm" svg:y="2.123cm" draw:page-number="106" presentation:class="page"/>
          <draw:frame presentation:style-name="pr6"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presentation:user-transformed="true">
          <draw:text-box>
            <text:p>Page 107</text:p>
          </draw:text-box>
        </draw:frame>
        <draw:frame presentation:style-name="pr5" draw:layer="layout" svg:width="25.199cm" svg:height="13.859cm" svg:x="1.4cm" svg:y="4.914cm" presentation:class="outline" presentation:user-transformed="true">
          <draw:text-box>
            <text:list text:style-name="L2">
              <text:list-item>
                <text:p>نسق المستند المفتوح (بالإنجليزية: odf) هو أحد تنسيقات الملفات المستخدمة في الكمبيوتر وقد صمم هذا النوع بشكل أساسي، كمعيار موحد لحفظ الوثائق والنصوص المكتوبة </text:p>
              </text:list-item>
              <text:list-item>
                <text:p>باستخدام البرامج المكتبية أهمها برنامج أوبن أوفيس مفتوح المصدر، وهي مختصر لوثيقة مفتوحة التنسيق (OpenDocument Format)</text:p>
              </text:list-item>
            </text:list>
          </draw:text-box>
        </draw:frame>
        <presentation:notes draw:style-name="dp2">
          <draw:page-thumbnail draw:style-name="gr1" draw:layer="layout" svg:width="13.968cm" svg:height="10.476cm" svg:x="3.81cm" svg:y="2.123cm" draw:page-number="107" presentation:class="page"/>
          <draw:frame presentation:style-name="pr6"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presentation:user-transformed="true">
          <draw:text-box>
            <text:p>Page 108</text:p>
          </draw:text-box>
        </draw:frame>
        <draw:frame presentation:style-name="pr5" draw:layer="layout" svg:width="25.199cm" svg:height="13.859cm" svg:x="1.4cm" svg:y="4.914cm" presentation:class="outline" presentation:user-transformed="true">
          <draw:text-box>
            <text:list text:style-name="L2">
              <text:list-item>
                <text:p>OpenDocument est un format ouvert de données pour les applications bureautiques : traitements de texte, tableurs, présentations, diagrammes, dessins et base de données bureautique. OpenDocument est la désignation d'usage d'une norme dont l'appellation officielle est OASIS Open Document Format for Office Applications, également abrégée par le sigle ODF.</text:p>
              </text:list-item>
              <text:list-item>
                <text:p>La spécification OpenDocument s'est très largement inspirée du format créé pour les premières versions de la suite bureautique libre OpenOffice.org. Les deux formats sont en effet fondamentalement similaires, tant par leur structure générale que par la liste des objets documentaires qu'ils permettent de représenter.</text:p>
              </text:list-item>
            </text:list>
          </draw:text-box>
        </draw:frame>
        <presentation:notes draw:style-name="dp2">
          <draw:page-thumbnail draw:style-name="gr1" draw:layer="layout" svg:width="13.968cm" svg:height="10.476cm" svg:x="3.81cm" svg:y="2.123cm" draw:page-number="108" presentation:class="page"/>
          <draw:frame presentation:style-name="pr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presentation:user-transformed="true">
          <draw:text-box>
            <text:p>Page 109</text:p>
          </draw:text-box>
        </draw:frame>
        <draw:frame presentation:style-name="pr5" draw:layer="layout" svg:width="25.199cm" svg:height="13.859cm" svg:x="1.4cm" svg:y="4.914cm" presentation:class="outline" presentation:user-transformed="true">
          <draw:text-box>
            <text:list text:style-name="L2">
              <text:list-item>
                <text:p>OpenDocument Format (ODF, съкратено от OASIS Open Document Format for Office Application - отворен формат за документи на офисни приложения) e отворен формат за файлове на документи за съхранение и обмяна на редактируеми офисни документи, в това число и текстови документи (такива като бележки, отчети и книги), електронни таблици, рисунки, бази данни, презентации.</text:p>
              </text:list-item>
              <text:list-item>
                <text:p>Стандартът е разработен от индустриалното съобщество OASIS и се основава на XML-формат, първоначално създаден от OpenOffice.org. На 1 май 2006 година е приет като международен стандарт ISO/IEC 26300.</text:p>
              </text:list-item>
            </text:list>
          </draw:text-box>
        </draw:frame>
        <presentation:notes draw:style-name="dp2">
          <draw:page-thumbnail draw:style-name="gr1" draw:layer="layout" svg:width="13.968cm" svg:height="10.476cm" svg:x="3.81cm" svg:y="2.123cm" draw:page-number="109" presentation:class="page"/>
          <draw:frame presentation:style-name="pr6"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presentation:user-transformed="true">
          <draw:text-box>
            <text:p>Page 110</text:p>
          </draw:text-box>
        </draw:frame>
        <draw:frame presentation:style-name="pr5" draw:layer="layout" svg:width="25.199cm" svg:height="13.859cm" svg:x="1.4cm" svg:y="4.914cm" presentation:class="outline" presentation:user-transformed="true">
          <draw:text-box>
            <text:list text:style-name="L2">
              <text:list-item>
                <text:p>قالب سند باز برای برنامه‌های اداری (که با نام سند باز یا ODF شناخته می‌شود)، یک قالب پرونده مبتنی بر XML (اکس‌ام‌ال)</text:p>
              </text:list-item>
              <text:list-item>
                <text:p>برای اسناد صفحه گسترده، نمودار، و واژه‌پرداز می‌باشد.</text:p>
              </text:list-item>
            </text:list>
          </draw:text-box>
        </draw:frame>
        <presentation:notes draw:style-name="dp2">
          <draw:page-thumbnail draw:style-name="gr1" draw:layer="layout" svg:width="13.968cm" svg:height="10.476cm" svg:x="3.81cm" svg:y="2.123cm" draw:page-number="110" presentation:class="page"/>
          <draw:frame presentation:style-name="pr6"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presentation:user-transformed="true">
          <draw:text-box>
            <text:p>Page 111</text:p>
          </draw:text-box>
        </draw:frame>
        <draw:frame presentation:style-name="pr5" draw:layer="layout" svg:width="25.199cm" svg:height="13.859cm" svg:x="1.4cm" svg:y="4.914cm" presentation:class="outline" presentation:user-transformed="true">
          <draw:text-box>
            <text:list text:style-name="L2">
              <text:list-item>
                <text:p>OpenDocument הוא פורמט קובץ פתוח המשמש לשמירת קובצי מסמכים משרדיים כגון קבוצי טקסט, גליונות אלקטרוניים, מצגות, איורים, </text:p>
              </text:list-item>
            </text:list>
          </draw:text-box>
        </draw:frame>
        <presentation:notes draw:style-name="dp2">
          <draw:page-thumbnail draw:style-name="gr1" draw:layer="layout" svg:width="13.968cm" svg:height="10.476cm" svg:x="3.81cm" svg:y="2.123cm" draw:page-number="111" presentation:class="page"/>
          <draw:frame presentation:style-name="pr6"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presentation:user-transformed="true">
          <draw:text-box>
            <text:p>Page 112</text:p>
          </draw:text-box>
        </draw:frame>
        <draw:frame presentation:style-name="pr5" draw:layer="layout" svg:width="25.199cm" svg:height="13.859cm" svg:x="1.4cm" svg:y="4.914cm" presentation:class="outline" presentation:user-transformed="true">
          <draw:text-box>
            <text:list text:style-name="L2">
              <text:list-item>
                <text:p>OpenDocument (znany również jako ODF oraz ISO/IEC 26300, pełna nazwa: Open Document Format for Office Applications) to otwarty standard ISO formatu plików pakietów biurowych. Obejmuje dokumenty tekstowe, arkusze kalkulacyjne, wykresy i prezentacje multimedialne. Pierwsza wersja formatu bazowała na XML-owym formacie pakietu OpenOffice.org. Obecnie OpenDocument jest rozwijany przez niezależną organizację OASIS (Organization for the Advancement of Structured Information Standards).</text:p>
              </text:list-item>
            </text:list>
          </draw:text-box>
        </draw:frame>
        <presentation:notes draw:style-name="dp2">
          <draw:page-thumbnail draw:style-name="gr1" draw:layer="layout" svg:width="13.968cm" svg:height="10.476cm" svg:x="3.81cm" svg:y="2.123cm" draw:page-number="112" presentation:class="page"/>
          <draw:frame presentation:style-name="pr6"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presentation:user-transformed="true">
          <draw:text-box>
            <text:p>Page 113</text:p>
          </draw:text-box>
        </draw:frame>
        <draw:frame presentation:style-name="pr5" draw:layer="layout" svg:width="25.199cm" svg:height="13.859cm" svg:x="1.4cm" svg:y="4.914cm" presentation:class="outline" presentation:user-transformed="true">
          <draw:text-box>
            <text:list text:style-name="L2">
              <text:list-item>
                <text:p>De OpenDocument-indeling (ODF), oftewel het OASIS Open Document Format for Office Applications, is een open standaard voor het bewaren en/of uitwisselen van tekstbestanden, rekenbladen, grafieken en presentaties. De OpenDocument-standaard werd ontwikkeld door het OASIS-consortium, vanuit de XML-gebaseerde bestandsindeling van OpenOffice.org.</text:p>
              </text:list-item>
              <text:list-item>
                <text:p>OpenDocument is sinds 11 november 2006 een officieel door de ISO gepubliceerde standaard. Deze officiële standaard 26300:2007[1] kan voor ongeveer 225 euro worden aangeschaft op de NEN-website. Een onofficiële, niet-ISO-, maar verder identieke, gratis versie kan worden gevonden op de website van OASIS.</text:p>
              </text:list-item>
            </text:list>
          </draw:text-box>
        </draw:frame>
        <presentation:notes draw:style-name="dp2">
          <draw:page-thumbnail draw:style-name="gr1" draw:layer="layout" svg:width="13.968cm" svg:height="10.476cm" svg:x="3.81cm" svg:y="2.123cm" draw:page-number="113" presentation:class="page"/>
          <draw:frame presentation:style-name="pr6"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presentation:user-transformed="true">
          <draw:text-box>
            <text:p>Page 114</text:p>
          </draw:text-box>
        </draw:frame>
        <draw:frame presentation:style-name="pr5" draw:layer="layout" svg:width="25.199cm" svg:height="13.859cm" svg:x="1.4cm" svg:y="4.914cm" presentation:class="outline" presentation:user-transformed="true">
          <draw:text-box>
            <text:list text:style-name="L2">
              <text:list-item>
                <text:p>开放文档格式（OpenDocument Format，简称ODF）是一种规范，基于XML的文件格式，因应试算表、图表、演示稿和文字处理文件等电子文件而设置。</text:p>
              </text:list-item>
              <text:list-item>
                <text:p>它的规格原本由太阳微系统开发，标准则由OASIS Open Document Format for Office Applications（OpenDocument）TC（又称为OASIS ODF TC）[2]所开发。</text:p>
              </text:list-item>
            </text:list>
          </draw:text-box>
        </draw:frame>
        <presentation:notes draw:style-name="dp2">
          <draw:page-thumbnail draw:style-name="gr1" draw:layer="layout" svg:width="13.968cm" svg:height="10.476cm" svg:x="3.81cm" svg:y="2.123cm" draw:page-number="114" presentation:class="page"/>
          <draw:frame presentation:style-name="pr6"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presentation:user-transformed="true">
          <draw:text-box>
            <text:p>Page 115</text:p>
          </draw:text-box>
        </draw:frame>
        <draw:frame presentation:style-name="pr5" draw:layer="layout" svg:width="25.199cm" svg:height="13.859cm" svg:x="1.4cm" svg:y="4.914cm" presentation:class="outline" presentation:user-transformed="true">
          <draw:text-box>
            <text:list text:style-name="L2">
              <text:list-item>
                <text:p>A nu se confunda cu Office Open XML (alt format XML de documente), Open Document Architecture, un format de documente standard ISO lansat cu ceva timp în urmă sau cu Fundația OpenDocument care are legătură totuși cu formatul OpenDocument.</text:p>
              </text:list-item>
              <text:list-item>
                <text:p>Formatul OpenDocument (ODF) este un format de fișiere pentru documentele de birou scrise în format electronic, cum sunt foile de calcul, diagramele, prezentările de diapozitive și documentele create de procesatoare de text. Traducerea cuvântului open document din engleză în română este document deschis, traducere ce definește însuși formatul.</text:p>
              </text:list-item>
            </text:list>
          </draw:text-box>
        </draw:frame>
        <presentation:notes draw:style-name="dp2">
          <draw:page-thumbnail draw:style-name="gr1" draw:layer="layout" svg:width="13.968cm" svg:height="10.476cm" svg:x="3.81cm" svg:y="2.123cm" draw:page-number="115" presentation:class="page"/>
          <draw:frame presentation:style-name="pr6"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presentation:user-transformed="true">
          <draw:text-box>
            <text:p>Page 116</text:p>
          </draw:text-box>
        </draw:frame>
        <draw:frame presentation:style-name="pr5" draw:layer="layout" svg:width="25.199cm" svg:height="13.859cm" svg:x="1.4cm" svg:y="4.914cm" presentation:class="outline" presentation:user-transformed="true">
          <draw:text-box>
            <text:list text:style-name="L2">
              <text:list-item>
                <text:p>Формат OpenDocument (ODF) је формат датотека за електронске канцеларијске документе као што су табеларни прорачуни (spreadsheet), графикони, презентације и документи текстуалног садржаја.</text:p>
              </text:list-item>
            </text:list>
          </draw:text-box>
        </draw:frame>
        <presentation:notes draw:style-name="dp2">
          <draw:page-thumbnail draw:style-name="gr1" draw:layer="layout" svg:width="13.968cm" svg:height="10.476cm" svg:x="3.81cm" svg:y="2.123cm" draw:page-number="116" presentation:class="page"/>
          <draw:frame presentation:style-name="pr6"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presentation:user-transformed="true">
          <draw:text-box>
            <text:p>Page 11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17" presentation:class="page"/>
          <draw:frame presentation:style-name="pr6"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presentation:user-transformed="true">
          <draw:text-box>
            <text:p>Page 11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18" presentation:class="page"/>
          <draw:frame presentation:style-name="pr6"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presentation:user-transformed="true">
          <draw:text-box>
            <text:p>Page 11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19" presentation:class="page"/>
          <draw:frame presentation:style-name="pr6"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presentation:user-transformed="true">
          <draw:text-box>
            <text:p>Page 12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0" presentation:class="page"/>
          <draw:frame presentation:style-name="pr6"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presentation:user-transformed="true">
          <draw:text-box>
            <text:p>Page 12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1" presentation:class="page"/>
          <draw:frame presentation:style-name="pr6"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25.199cm" svg:height="3.506cm" svg:x="1.4cm" svg:y="0.837cm" presentation:class="title" presentation:user-transformed="true">
          <draw:text-box>
            <text:p>Page 12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2" presentation:class="page"/>
          <draw:frame presentation:style-name="pr6"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presentation:user-transformed="true">
          <draw:text-box>
            <text:p>Page 12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3" presentation:class="page"/>
          <draw:frame presentation:style-name="pr6"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25.199cm" svg:height="3.506cm" svg:x="1.4cm" svg:y="0.837cm" presentation:class="title" presentation:user-transformed="true">
          <draw:text-box>
            <text:p>Page 12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4" presentation:class="page"/>
          <draw:frame presentation:style-name="pr6"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4" draw:layer="layout" svg:width="25.199cm" svg:height="3.506cm" svg:x="1.4cm" svg:y="0.837cm" presentation:class="title" presentation:user-transformed="true">
          <draw:text-box>
            <text:p>Page 12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5" presentation:class="page"/>
          <draw:frame presentation:style-name="pr6"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4" draw:layer="layout" svg:width="25.199cm" svg:height="3.506cm" svg:x="1.4cm" svg:y="0.837cm" presentation:class="title" presentation:user-transformed="true">
          <draw:text-box>
            <text:p>Page 12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6" presentation:class="page"/>
          <draw:frame presentation:style-name="pr6"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4" draw:layer="layout" svg:width="25.199cm" svg:height="3.506cm" svg:x="1.4cm" svg:y="0.837cm" presentation:class="title" presentation:user-transformed="true">
          <draw:text-box>
            <text:p>Page 12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7" presentation:class="page"/>
          <draw:frame presentation:style-name="pr6"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presentation:user-transformed="true">
          <draw:text-box>
            <text:p>Page 12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8" presentation:class="page"/>
          <draw:frame presentation:style-name="pr6"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presentation:user-transformed="true">
          <draw:text-box>
            <text:p>Page 12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29" presentation:class="page"/>
          <draw:frame presentation:style-name="pr6"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presentation:user-transformed="true">
          <draw:text-box>
            <text:p>Page 13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0" presentation:class="page"/>
          <draw:frame presentation:style-name="pr6"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4" draw:layer="layout" svg:width="25.199cm" svg:height="3.506cm" svg:x="1.4cm" svg:y="0.837cm" presentation:class="title" presentation:user-transformed="true">
          <draw:text-box>
            <text:p>Page 13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1" presentation:class="page"/>
          <draw:frame presentation:style-name="pr6"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presentation:user-transformed="true">
          <draw:text-box>
            <text:p>Page 13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2" presentation:class="page"/>
          <draw:frame presentation:style-name="pr6"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4" draw:layer="layout" svg:width="25.199cm" svg:height="3.506cm" svg:x="1.4cm" svg:y="0.837cm" presentation:class="title" presentation:user-transformed="true">
          <draw:text-box>
            <text:p>Page 13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3" presentation:class="page"/>
          <draw:frame presentation:style-name="pr6"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presentation:user-transformed="true">
          <draw:text-box>
            <text:p>Page 13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4" presentation:class="page"/>
          <draw:frame presentation:style-name="pr6"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draw:frame presentation:style-name="pr4" draw:layer="layout" svg:width="25.199cm" svg:height="3.506cm" svg:x="1.4cm" svg:y="0.837cm" presentation:class="title" presentation:user-transformed="true">
          <draw:text-box>
            <text:p>Page 13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5" presentation:class="page"/>
          <draw:frame presentation:style-name="pr6"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presentation:user-transformed="true">
          <draw:text-box>
            <text:p>Page 13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6" presentation:class="page"/>
          <draw:frame presentation:style-name="pr6"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4" draw:layer="layout" svg:width="25.199cm" svg:height="3.506cm" svg:x="1.4cm" svg:y="0.837cm" presentation:class="title" presentation:user-transformed="true">
          <draw:text-box>
            <text:p>Page 13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7" presentation:class="page"/>
          <draw:frame presentation:style-name="pr6"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presentation:user-transformed="true">
          <draw:text-box>
            <text:p>Page 13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8" presentation:class="page"/>
          <draw:frame presentation:style-name="pr6"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draw:frame presentation:style-name="pr4" draw:layer="layout" svg:width="25.199cm" svg:height="3.506cm" svg:x="1.4cm" svg:y="0.837cm" presentation:class="title" presentation:user-transformed="true">
          <draw:text-box>
            <text:p>Page 13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39" presentation:class="page"/>
          <draw:frame presentation:style-name="pr6"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presentation:user-transformed="true">
          <draw:text-box>
            <text:p>Page 14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0" presentation:class="page"/>
          <draw:frame presentation:style-name="pr6"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draw:frame presentation:style-name="pr4" draw:layer="layout" svg:width="25.199cm" svg:height="3.506cm" svg:x="1.4cm" svg:y="0.837cm" presentation:class="title" presentation:user-transformed="true">
          <draw:text-box>
            <text:p>Page 14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1" presentation:class="page"/>
          <draw:frame presentation:style-name="pr6"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4" draw:layer="layout" svg:width="25.199cm" svg:height="3.506cm" svg:x="1.4cm" svg:y="0.837cm" presentation:class="title" presentation:user-transformed="true">
          <draw:text-box>
            <text:p>Page 14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2" presentation:class="page"/>
          <draw:frame presentation:style-name="pr6"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presentation:user-transformed="true">
          <draw:text-box>
            <text:p>Page 14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3" presentation:class="page"/>
          <draw:frame presentation:style-name="pr6"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presentation:user-transformed="true">
          <draw:text-box>
            <text:p>Page 14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4" presentation:class="page"/>
          <draw:frame presentation:style-name="pr6"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layer="layout" svg:width="25.199cm" svg:height="3.506cm" svg:x="1.4cm" svg:y="0.837cm" presentation:class="title" presentation:user-transformed="true">
          <draw:text-box>
            <text:p>Page 14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5" presentation:class="page"/>
          <draw:frame presentation:style-name="pr6"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draw:frame presentation:style-name="pr4" draw:layer="layout" svg:width="25.199cm" svg:height="3.506cm" svg:x="1.4cm" svg:y="0.837cm" presentation:class="title" presentation:user-transformed="true">
          <draw:text-box>
            <text:p>Page 14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6" presentation:class="page"/>
          <draw:frame presentation:style-name="pr6"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presentation:user-transformed="true">
          <draw:text-box>
            <text:p>Page 14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7" presentation:class="page"/>
          <draw:frame presentation:style-name="pr6"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draw:frame presentation:style-name="pr4" draw:layer="layout" svg:width="25.199cm" svg:height="3.506cm" svg:x="1.4cm" svg:y="0.837cm" presentation:class="title" presentation:user-transformed="true">
          <draw:text-box>
            <text:p>Page 14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8" presentation:class="page"/>
          <draw:frame presentation:style-name="pr6"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presentation:user-transformed="true">
          <draw:text-box>
            <text:p>Page 14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49" presentation:class="page"/>
          <draw:frame presentation:style-name="pr6"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4" draw:layer="layout" svg:width="25.199cm" svg:height="3.506cm" svg:x="1.4cm" svg:y="0.837cm" presentation:class="title" presentation:user-transformed="true">
          <draw:text-box>
            <text:p>Page 15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0" presentation:class="page"/>
          <draw:frame presentation:style-name="pr6"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presentation:user-transformed="true">
          <draw:text-box>
            <text:p>Page 15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1" presentation:class="page"/>
          <draw:frame presentation:style-name="pr6"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4" draw:layer="layout" svg:width="25.199cm" svg:height="3.506cm" svg:x="1.4cm" svg:y="0.837cm" presentation:class="title" presentation:user-transformed="true">
          <draw:text-box>
            <text:p>Page 15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2" presentation:class="page"/>
          <draw:frame presentation:style-name="pr6"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draw:frame presentation:style-name="pr4" draw:layer="layout" svg:width="25.199cm" svg:height="3.506cm" svg:x="1.4cm" svg:y="0.837cm" presentation:class="title" presentation:user-transformed="true">
          <draw:text-box>
            <text:p>Page 15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3" presentation:class="page"/>
          <draw:frame presentation:style-name="pr6"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draw:frame presentation:style-name="pr4" draw:layer="layout" svg:width="25.199cm" svg:height="3.506cm" svg:x="1.4cm" svg:y="0.837cm" presentation:class="title" presentation:user-transformed="true">
          <draw:text-box>
            <text:p>Page 15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4" presentation:class="page"/>
          <draw:frame presentation:style-name="pr6"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draw:frame presentation:style-name="pr4" draw:layer="layout" svg:width="25.199cm" svg:height="3.506cm" svg:x="1.4cm" svg:y="0.837cm" presentation:class="title" presentation:user-transformed="true">
          <draw:text-box>
            <text:p>Page 15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5" presentation:class="page"/>
          <draw:frame presentation:style-name="pr6"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draw:frame presentation:style-name="pr4" draw:layer="layout" svg:width="25.199cm" svg:height="3.506cm" svg:x="1.4cm" svg:y="0.837cm" presentation:class="title" presentation:user-transformed="true">
          <draw:text-box>
            <text:p>Page 15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6" presentation:class="page"/>
          <draw:frame presentation:style-name="pr6"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draw:frame presentation:style-name="pr4" draw:layer="layout" svg:width="25.199cm" svg:height="3.506cm" svg:x="1.4cm" svg:y="0.837cm" presentation:class="title" presentation:user-transformed="true">
          <draw:text-box>
            <text:p>Page 15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7" presentation:class="page"/>
          <draw:frame presentation:style-name="pr6"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draw:frame presentation:style-name="pr4" draw:layer="layout" svg:width="25.199cm" svg:height="3.506cm" svg:x="1.4cm" svg:y="0.837cm" presentation:class="title" presentation:user-transformed="true">
          <draw:text-box>
            <text:p>Page 15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8" presentation:class="page"/>
          <draw:frame presentation:style-name="pr6"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draw:frame presentation:style-name="pr4" draw:layer="layout" svg:width="25.199cm" svg:height="3.506cm" svg:x="1.4cm" svg:y="0.837cm" presentation:class="title" presentation:user-transformed="true">
          <draw:text-box>
            <text:p>Page 15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59" presentation:class="page"/>
          <draw:frame presentation:style-name="pr6"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draw:frame presentation:style-name="pr4" draw:layer="layout" svg:width="25.199cm" svg:height="3.506cm" svg:x="1.4cm" svg:y="0.837cm" presentation:class="title" presentation:user-transformed="true">
          <draw:text-box>
            <text:p>Page 16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0" presentation:class="page"/>
          <draw:frame presentation:style-name="pr6"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draw:frame presentation:style-name="pr4" draw:layer="layout" svg:width="25.199cm" svg:height="3.506cm" svg:x="1.4cm" svg:y="0.837cm" presentation:class="title" presentation:user-transformed="true">
          <draw:text-box>
            <text:p>Page 16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1" presentation:class="page"/>
          <draw:frame presentation:style-name="pr6"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draw:frame presentation:style-name="pr4" draw:layer="layout" svg:width="25.199cm" svg:height="3.506cm" svg:x="1.4cm" svg:y="0.837cm" presentation:class="title" presentation:user-transformed="true">
          <draw:text-box>
            <text:p>Page 16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2" presentation:class="page"/>
          <draw:frame presentation:style-name="pr6"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draw:frame presentation:style-name="pr4" draw:layer="layout" svg:width="25.199cm" svg:height="3.506cm" svg:x="1.4cm" svg:y="0.837cm" presentation:class="title" presentation:user-transformed="true">
          <draw:text-box>
            <text:p>Page 16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3" presentation:class="page"/>
          <draw:frame presentation:style-name="pr6"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draw:frame presentation:style-name="pr4" draw:layer="layout" svg:width="25.199cm" svg:height="3.506cm" svg:x="1.4cm" svg:y="0.837cm" presentation:class="title" presentation:user-transformed="true">
          <draw:text-box>
            <text:p>Page 16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4" presentation:class="page"/>
          <draw:frame presentation:style-name="pr6"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draw:frame presentation:style-name="pr4" draw:layer="layout" svg:width="25.199cm" svg:height="3.506cm" svg:x="1.4cm" svg:y="0.837cm" presentation:class="title" presentation:user-transformed="true">
          <draw:text-box>
            <text:p>Page 16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5" presentation:class="page"/>
          <draw:frame presentation:style-name="pr6"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draw:frame presentation:style-name="pr4" draw:layer="layout" svg:width="25.199cm" svg:height="3.506cm" svg:x="1.4cm" svg:y="0.837cm" presentation:class="title" presentation:user-transformed="true">
          <draw:text-box>
            <text:p>Page 16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6" presentation:class="page"/>
          <draw:frame presentation:style-name="pr6"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draw:frame presentation:style-name="pr4" draw:layer="layout" svg:width="25.199cm" svg:height="3.506cm" svg:x="1.4cm" svg:y="0.837cm" presentation:class="title" presentation:user-transformed="true">
          <draw:text-box>
            <text:p>Page 16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7" presentation:class="page"/>
          <draw:frame presentation:style-name="pr6"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draw:frame presentation:style-name="pr4" draw:layer="layout" svg:width="25.199cm" svg:height="3.506cm" svg:x="1.4cm" svg:y="0.837cm" presentation:class="title" presentation:user-transformed="true">
          <draw:text-box>
            <text:p>Page 16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8" presentation:class="page"/>
          <draw:frame presentation:style-name="pr6"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draw:frame presentation:style-name="pr4" draw:layer="layout" svg:width="25.199cm" svg:height="3.506cm" svg:x="1.4cm" svg:y="0.837cm" presentation:class="title" presentation:user-transformed="true">
          <draw:text-box>
            <text:p>Page 16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69" presentation:class="page"/>
          <draw:frame presentation:style-name="pr6"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draw:frame presentation:style-name="pr4" draw:layer="layout" svg:width="25.199cm" svg:height="3.506cm" svg:x="1.4cm" svg:y="0.837cm" presentation:class="title" presentation:user-transformed="true">
          <draw:text-box>
            <text:p>Page 17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0" presentation:class="page"/>
          <draw:frame presentation:style-name="pr6"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draw:frame presentation:style-name="pr4" draw:layer="layout" svg:width="25.199cm" svg:height="3.506cm" svg:x="1.4cm" svg:y="0.837cm" presentation:class="title" presentation:user-transformed="true">
          <draw:text-box>
            <text:p>Page 17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1" presentation:class="page"/>
          <draw:frame presentation:style-name="pr6"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draw:frame presentation:style-name="pr4" draw:layer="layout" svg:width="25.199cm" svg:height="3.506cm" svg:x="1.4cm" svg:y="0.837cm" presentation:class="title" presentation:user-transformed="true">
          <draw:text-box>
            <text:p>Page 17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2" presentation:class="page"/>
          <draw:frame presentation:style-name="pr6"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draw:frame presentation:style-name="pr4" draw:layer="layout" svg:width="25.199cm" svg:height="3.506cm" svg:x="1.4cm" svg:y="0.837cm" presentation:class="title" presentation:user-transformed="true">
          <draw:text-box>
            <text:p>Page 17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3" presentation:class="page"/>
          <draw:frame presentation:style-name="pr6"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draw:frame presentation:style-name="pr4" draw:layer="layout" svg:width="25.199cm" svg:height="3.506cm" svg:x="1.4cm" svg:y="0.837cm" presentation:class="title" presentation:user-transformed="true">
          <draw:text-box>
            <text:p>Page 17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4" presentation:class="page"/>
          <draw:frame presentation:style-name="pr6"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draw:frame presentation:style-name="pr4" draw:layer="layout" svg:width="25.199cm" svg:height="3.506cm" svg:x="1.4cm" svg:y="0.837cm" presentation:class="title" presentation:user-transformed="true">
          <draw:text-box>
            <text:p>Page 17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5" presentation:class="page"/>
          <draw:frame presentation:style-name="pr6"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draw:frame presentation:style-name="pr4" draw:layer="layout" svg:width="25.199cm" svg:height="3.506cm" svg:x="1.4cm" svg:y="0.837cm" presentation:class="title" presentation:user-transformed="true">
          <draw:text-box>
            <text:p>Page 17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6" presentation:class="page"/>
          <draw:frame presentation:style-name="pr6"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draw:frame presentation:style-name="pr4" draw:layer="layout" svg:width="25.199cm" svg:height="3.506cm" svg:x="1.4cm" svg:y="0.837cm" presentation:class="title" presentation:user-transformed="true">
          <draw:text-box>
            <text:p>Page 17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7" presentation:class="page"/>
          <draw:frame presentation:style-name="pr6"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draw:frame presentation:style-name="pr4" draw:layer="layout" svg:width="25.199cm" svg:height="3.506cm" svg:x="1.4cm" svg:y="0.837cm" presentation:class="title" presentation:user-transformed="true">
          <draw:text-box>
            <text:p>Page 17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8" presentation:class="page"/>
          <draw:frame presentation:style-name="pr6"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draw:frame presentation:style-name="pr4" draw:layer="layout" svg:width="25.199cm" svg:height="3.506cm" svg:x="1.4cm" svg:y="0.837cm" presentation:class="title" presentation:user-transformed="true">
          <draw:text-box>
            <text:p>Page 17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79" presentation:class="page"/>
          <draw:frame presentation:style-name="pr6"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draw:frame presentation:style-name="pr4" draw:layer="layout" svg:width="25.199cm" svg:height="3.506cm" svg:x="1.4cm" svg:y="0.837cm" presentation:class="title" presentation:user-transformed="true">
          <draw:text-box>
            <text:p>Page 18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0" presentation:class="page"/>
          <draw:frame presentation:style-name="pr6"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draw:frame presentation:style-name="pr4" draw:layer="layout" svg:width="25.199cm" svg:height="3.506cm" svg:x="1.4cm" svg:y="0.837cm" presentation:class="title" presentation:user-transformed="true">
          <draw:text-box>
            <text:p>Page 18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1" presentation:class="page"/>
          <draw:frame presentation:style-name="pr6"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draw:frame presentation:style-name="pr4" draw:layer="layout" svg:width="25.199cm" svg:height="3.506cm" svg:x="1.4cm" svg:y="0.837cm" presentation:class="title" presentation:user-transformed="true">
          <draw:text-box>
            <text:p>Page 18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2" presentation:class="page"/>
          <draw:frame presentation:style-name="pr6"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draw:frame presentation:style-name="pr4" draw:layer="layout" svg:width="25.199cm" svg:height="3.506cm" svg:x="1.4cm" svg:y="0.837cm" presentation:class="title" presentation:user-transformed="true">
          <draw:text-box>
            <text:p>Page 18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3" presentation:class="page"/>
          <draw:frame presentation:style-name="pr6"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2T1">
        <draw:frame presentation:style-name="pr4" draw:layer="layout" svg:width="25.199cm" svg:height="3.506cm" svg:x="1.4cm" svg:y="0.837cm" presentation:class="title" presentation:user-transformed="true">
          <draw:text-box>
            <text:p>Page 18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4" presentation:class="page"/>
          <draw:frame presentation:style-name="pr6"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draw:frame presentation:style-name="pr4" draw:layer="layout" svg:width="25.199cm" svg:height="3.506cm" svg:x="1.4cm" svg:y="0.837cm" presentation:class="title" presentation:user-transformed="true">
          <draw:text-box>
            <text:p>Page 18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5" presentation:class="page"/>
          <draw:frame presentation:style-name="pr6"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draw:frame presentation:style-name="pr4" draw:layer="layout" svg:width="25.199cm" svg:height="3.506cm" svg:x="1.4cm" svg:y="0.837cm" presentation:class="title" presentation:user-transformed="true">
          <draw:text-box>
            <text:p>Page 18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6" presentation:class="page"/>
          <draw:frame presentation:style-name="pr6"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draw:frame presentation:style-name="pr4" draw:layer="layout" svg:width="25.199cm" svg:height="3.506cm" svg:x="1.4cm" svg:y="0.837cm" presentation:class="title" presentation:user-transformed="true">
          <draw:text-box>
            <text:p>Page 18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7" presentation:class="page"/>
          <draw:frame presentation:style-name="pr6"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draw:frame presentation:style-name="pr4" draw:layer="layout" svg:width="25.199cm" svg:height="3.506cm" svg:x="1.4cm" svg:y="0.837cm" presentation:class="title" presentation:user-transformed="true">
          <draw:text-box>
            <text:p>Page 18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8" presentation:class="page"/>
          <draw:frame presentation:style-name="pr6"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draw:frame presentation:style-name="pr4" draw:layer="layout" svg:width="25.199cm" svg:height="3.506cm" svg:x="1.4cm" svg:y="0.837cm" presentation:class="title" presentation:user-transformed="true">
          <draw:text-box>
            <text:p>Page 189</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89" presentation:class="page"/>
          <draw:frame presentation:style-name="pr6" draw:layer="layout" svg:width="17.271cm" svg:height="12.572cm" svg:x="2.159cm" svg:y="13.271cm" presentation:class="notes" presentation:placeholder="true">
            <draw:text-box/>
          </draw:frame>
        </presentation:notes>
      </draw:page>
      <draw:page draw:name="page190" draw:style-name="dp1" draw:master-page-name="Default" presentation:presentation-page-layout-name="AL2T1">
        <draw:frame presentation:style-name="pr4" draw:layer="layout" svg:width="25.199cm" svg:height="3.506cm" svg:x="1.4cm" svg:y="0.837cm" presentation:class="title" presentation:user-transformed="true">
          <draw:text-box>
            <text:p>Page 190</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0" presentation:class="page"/>
          <draw:frame presentation:style-name="pr6" draw:layer="layout" svg:width="17.271cm" svg:height="12.572cm" svg:x="2.159cm" svg:y="13.271cm" presentation:class="notes" presentation:placeholder="true">
            <draw:text-box/>
          </draw:frame>
        </presentation:notes>
      </draw:page>
      <draw:page draw:name="page191" draw:style-name="dp1" draw:master-page-name="Default" presentation:presentation-page-layout-name="AL2T1">
        <draw:frame presentation:style-name="pr4" draw:layer="layout" svg:width="25.199cm" svg:height="3.506cm" svg:x="1.4cm" svg:y="0.837cm" presentation:class="title" presentation:user-transformed="true">
          <draw:text-box>
            <text:p>Page 191</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1" presentation:class="page"/>
          <draw:frame presentation:style-name="pr6" draw:layer="layout" svg:width="17.271cm" svg:height="12.572cm" svg:x="2.159cm" svg:y="13.271cm" presentation:class="notes" presentation:placeholder="true">
            <draw:text-box/>
          </draw:frame>
        </presentation:notes>
      </draw:page>
      <draw:page draw:name="page192" draw:style-name="dp1" draw:master-page-name="Default" presentation:presentation-page-layout-name="AL2T1">
        <draw:frame presentation:style-name="pr4" draw:layer="layout" svg:width="25.199cm" svg:height="3.506cm" svg:x="1.4cm" svg:y="0.837cm" presentation:class="title" presentation:user-transformed="true">
          <draw:text-box>
            <text:p>Page 192</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2" presentation:class="page"/>
          <draw:frame presentation:style-name="pr6" draw:layer="layout" svg:width="17.271cm" svg:height="12.572cm" svg:x="2.159cm" svg:y="13.271cm" presentation:class="notes" presentation:placeholder="true">
            <draw:text-box/>
          </draw:frame>
        </presentation:notes>
      </draw:page>
      <draw:page draw:name="page193" draw:style-name="dp1" draw:master-page-name="Default" presentation:presentation-page-layout-name="AL2T1">
        <draw:frame presentation:style-name="pr4" draw:layer="layout" svg:width="25.199cm" svg:height="3.506cm" svg:x="1.4cm" svg:y="0.837cm" presentation:class="title" presentation:user-transformed="true">
          <draw:text-box>
            <text:p>Page 193</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3" presentation:class="page"/>
          <draw:frame presentation:style-name="pr6" draw:layer="layout" svg:width="17.271cm" svg:height="12.572cm" svg:x="2.159cm" svg:y="13.271cm" presentation:class="notes" presentation:placeholder="true">
            <draw:text-box/>
          </draw:frame>
        </presentation:notes>
      </draw:page>
      <draw:page draw:name="page194" draw:style-name="dp1" draw:master-page-name="Default" presentation:presentation-page-layout-name="AL2T1">
        <draw:frame presentation:style-name="pr4" draw:layer="layout" svg:width="25.199cm" svg:height="3.506cm" svg:x="1.4cm" svg:y="0.837cm" presentation:class="title" presentation:user-transformed="true">
          <draw:text-box>
            <text:p>Page 194</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4" presentation:class="page"/>
          <draw:frame presentation:style-name="pr6" draw:layer="layout" svg:width="17.271cm" svg:height="12.572cm" svg:x="2.159cm" svg:y="13.271cm" presentation:class="notes" presentation:placeholder="true">
            <draw:text-box/>
          </draw:frame>
        </presentation:notes>
      </draw:page>
      <draw:page draw:name="page195" draw:style-name="dp1" draw:master-page-name="Default" presentation:presentation-page-layout-name="AL2T1">
        <draw:frame presentation:style-name="pr4" draw:layer="layout" svg:width="25.199cm" svg:height="3.506cm" svg:x="1.4cm" svg:y="0.837cm" presentation:class="title" presentation:user-transformed="true">
          <draw:text-box>
            <text:p>Page 195</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5" presentation:class="page"/>
          <draw:frame presentation:style-name="pr6" draw:layer="layout" svg:width="17.271cm" svg:height="12.572cm" svg:x="2.159cm" svg:y="13.271cm" presentation:class="notes" presentation:placeholder="true">
            <draw:text-box/>
          </draw:frame>
        </presentation:notes>
      </draw:page>
      <draw:page draw:name="page196" draw:style-name="dp1" draw:master-page-name="Default" presentation:presentation-page-layout-name="AL2T1">
        <draw:frame presentation:style-name="pr4" draw:layer="layout" svg:width="25.199cm" svg:height="3.506cm" svg:x="1.4cm" svg:y="0.837cm" presentation:class="title" presentation:user-transformed="true">
          <draw:text-box>
            <text:p>Page 196</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6" presentation:class="page"/>
          <draw:frame presentation:style-name="pr6" draw:layer="layout" svg:width="17.271cm" svg:height="12.572cm" svg:x="2.159cm" svg:y="13.271cm" presentation:class="notes" presentation:placeholder="true">
            <draw:text-box/>
          </draw:frame>
        </presentation:notes>
      </draw:page>
      <draw:page draw:name="page197" draw:style-name="dp1" draw:master-page-name="Default" presentation:presentation-page-layout-name="AL2T1">
        <draw:frame presentation:style-name="pr4" draw:layer="layout" svg:width="25.199cm" svg:height="3.506cm" svg:x="1.4cm" svg:y="0.837cm" presentation:class="title" presentation:user-transformed="true">
          <draw:text-box>
            <text:p>Page 197</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7" presentation:class="page"/>
          <draw:frame presentation:style-name="pr6" draw:layer="layout" svg:width="17.271cm" svg:height="12.572cm" svg:x="2.159cm" svg:y="13.271cm" presentation:class="notes" presentation:placeholder="true">
            <draw:text-box/>
          </draw:frame>
        </presentation:notes>
      </draw:page>
      <draw:page draw:name="page198" draw:style-name="dp1" draw:master-page-name="Default" presentation:presentation-page-layout-name="AL2T1">
        <draw:frame presentation:style-name="pr4" draw:layer="layout" svg:width="25.199cm" svg:height="3.506cm" svg:x="1.4cm" svg:y="0.837cm" presentation:class="title" presentation:user-transformed="true">
          <draw:text-box>
            <text:p>Page 198</text:p>
          </draw:text-box>
        </draw:frame>
        <draw:frame presentation:style-name="pr5" draw:layer="layout" svg:width="25.199cm" svg:height="13.859cm" svg:x="1.4cm" svg:y="4.914cm" presentation:class="outline" presentation:user-transformed="true">
          <draw:text-box>
            <text:list text:style-name="L2">
              <text:list-item>
                <text:p>The Open Document Format for Office Applications (ODF), also known as OpenDocument (OD), is an XML-based file format for spreadsheets, charts, presentations and word processing documents. </text:p>
              </text:list-item>
              <text:list-item>
                <text:p>It was developed with the aim of providing a universal document format that could be used with any office software suite.</text:p>
              </text:list-item>
            </text:list>
          </draw:text-box>
        </draw:frame>
        <presentation:notes draw:style-name="dp2">
          <draw:page-thumbnail draw:style-name="gr1" draw:layer="layout" svg:width="13.968cm" svg:height="10.476cm" svg:x="3.81cm" svg:y="2.123cm" draw:page-number="198" presentation:class="page"/>
          <draw:frame presentation:style-name="pr6" draw:layer="layout" svg:width="17.271cm" svg:height="12.572cm" svg:x="2.159cm" svg:y="13.271cm" presentation:class="notes" presentation:placeholder="true">
            <draw:text-box/>
          </draw:frame>
        </presentation:notes>
      </draw:page>
      <draw:page draw:name="page199" draw:style-name="dp1" draw:master-page-name="Default" presentation:presentation-page-layout-name="AL2T1">
        <draw:frame presentation:style-name="pr4" draw:layer="layout" svg:width="25.199cm" svg:height="3.506cm" svg:x="1.4cm" svg:y="0.837cm" presentation:class="title" presentation:user-transformed="true">
          <draw:text-box>
            <text:p>Page 199</text:p>
          </draw:text-box>
        </draw:frame>
        <draw:frame presentation:style-name="pr5" draw:layer="layout" svg:width="25.199cm" svg:height="13.859cm" svg:x="1.4cm" svg:y="4.914cm" presentation:class="outline">
          <draw:text-box>
            <text:list text:style-name="L2">
              <text:list-item>
                <text:p>The most common filename extensions used for OpenDocument documents are:</text:p>
                <text:list>
                  <text:list-item>
                    <text:p>.odt and .fodt for word processing (text) documents</text:p>
                  </text:list-item>
                  <text:list-item>
                    <text:p>.ods and .fods for spreadsheets</text:p>
                  </text:list-item>
                  <text:list-item>
                    <text:p>.odp and .fodp for presentations</text:p>
                  </text:list-item>
                  <text:list-item>
                    <text:p>.odb for databases</text:p>
                  </text:list-item>
                  <text:list-item>
                    <text:p>.odg and .fodg for graphics</text:p>
                  </text:list-item>
                  <text:list-item>
                    <text:p>.odf for formulae, mathematical equations</text:p>
                  </text:list-item>
                </text:list>
              </text:list-item>
            </text:list>
          </draw:text-box>
        </draw:frame>
        <presentation:notes draw:style-name="dp2">
          <draw:page-thumbnail draw:style-name="gr1" draw:layer="layout" svg:width="13.968cm" svg:height="10.476cm" svg:x="3.81cm" svg:y="2.123cm" draw:page-number="199" presentation:class="page"/>
          <draw:frame presentation:style-name="pr6" draw:layer="layout" svg:width="17.271cm" svg:height="12.572cm" svg:x="2.159cm" svg:y="13.271cm" presentation:class="notes" presentation:placeholder="true">
            <draw:text-box/>
          </draw:frame>
        </presentation:notes>
      </draw:page>
      <draw:page draw:name="page200" draw:style-name="dp1" draw:master-page-name="Default" presentation:presentation-page-layout-name="AL2T1">
        <draw:frame presentation:style-name="pr4" draw:layer="layout" svg:width="25.199cm" svg:height="3.506cm" svg:x="1.4cm" svg:y="0.837cm" presentation:class="title" presentation:user-transformed="true">
          <draw:text-box>
            <text:p>Page 200</text:p>
          </draw:text-box>
        </draw:frame>
        <draw:frame presentation:style-name="pr5" draw:layer="layout" svg:width="25.199cm" svg:height="13.859cm" svg:x="1.4cm" svg:y="4.914cm" presentation:class="outline" presentation:user-transformed="true">
          <draw:text-box>
            <text:list text:style-name="L2">
              <text:list-item>
                <text:p>The original OpenDocument format consists of an XML document that has &lt;document&gt; as its root element. OpenDocument files can also take the format of a ZIP compressed archive containing a number of files and directories; these can contain binary content and benefit from ZIP's lossless compression to reduce file size. OpenDocument benefits from separation of concerns by separating the content, styles, metadata, and application settings into four separate XML files.</text:p>
              </text:list-item>
            </text:list>
          </draw:text-box>
        </draw:frame>
        <presentation:notes draw:style-name="dp2">
          <draw:page-thumbnail draw:style-name="gr1" draw:layer="layout" svg:width="13.968cm" svg:height="10.476cm" svg:x="3.81cm" svg:y="2.123cm" draw:page-number="20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文泉驛微米黑"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2pt" style:font-size-asian="22pt" style:font-size-complex="22pt"/>
    </style:style>
    <style:style style:name="Default-outline3" style:family="presentation" style:parent-style-name="Default-outline2">
      <style:paragraph-properties fo:margin-top="0cm" fo:margin-bottom="0.3cm"/>
      <style:text-properties fo:font-size="20pt" style:font-size-asian="20pt" style:font-size-complex="20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layer="backgroundobjects" svg:width="25.199cm" svg:height="13.85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22T11:50:45</meta:creation-date>
    <meta:editing-duration>PT48M19S</meta:editing-duration>
    <meta:editing-cycles>16</meta:editing-cycles>
    <dc:date>2012-09-22T15:50:12</dc:date>
    <meta:generator>OpenOffice.org/3.5$Unix OpenOffice.org_project/350m1$Build-9610</meta:generator>
    <meta:document-statistic meta:object-count="821"/>
  </office:meta>
</office:document-meta>
</file>